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18e" officeooo:paragraph-rsid="0018618e"/>
    </style:style>
    <style:style style:name="P2" style:family="paragraph" style:parent-style-name="Standard" style:list-style-name="L1">
      <style:text-properties officeooo:rsid="0018618e" officeooo:paragraph-rsid="0018618e"/>
    </style:style>
    <style:style style:name="P3" style:family="paragraph" style:parent-style-name="Standard" style:list-style-name="L2">
      <style:text-properties officeooo:rsid="0018618e" officeooo:paragraph-rsid="0018618e"/>
    </style:style>
    <style:style style:name="P4" style:family="paragraph" style:parent-style-name="Standard" style:list-style-name="L3">
      <style:text-properties officeooo:rsid="0018618e" officeooo:paragraph-rsid="0018618e"/>
    </style:style>
    <style:style style:name="P5" style:family="paragraph" style:parent-style-name="Standard">
      <style:paragraph-properties fo:text-align="center" style:justify-single-word="false"/>
      <style:text-properties officeooo:paragraph-rsid="0018618e"/>
    </style:style>
    <style:style style:name="T1" style:family="text">
      <style:text-properties officeooo:rsid="001861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GRAPHICAL USER INTERFACE REQUIREMENTS FOR EACH USER</text:span></text:p>
      <text:p text:style-name="P1"/>
      <text:p text:style-name="P1">Customer:</text:p>
      <text:list xml:id="list4031823698" text:style-name="L3">
        <text:list-item>
          <text:p text:style-name="P4">Most important: see the menu and make an order</text:p>
        </text:list-item>
        <text:list-item>
          <text:p text:style-name="P4">Menu</text:p>
        </text:list-item>
        <text:list-item>
          <text:p text:style-name="P4">Their order</text:p>
        </text:list-item>
      </text:list>
      <text:p text:style-name="P1"/>
      <text:p text:style-name="P1">Waiter:</text:p>
      <text:list xml:id="list2069120779" text:style-name="L1">
        <text:list-item>
          <text:p text:style-name="P2">Most important: see the status of orders:</text:p>
          <text:list>
            <text:list-item>
              <text:p text:style-name="P2">not confirmed</text:p>
            </text:list-item>
            <text:list-item>
              <text:p text:style-name="P2">confirmed</text:p>
            </text:list-item>
            <text:list-item>
              <text:p text:style-name="P2">in kitchen</text:p>
            </text:list-item>
            <text:list-item>
              <text:p text:style-name="P2">ready</text:p>
            </text:list-item>
            <text:list-item>
              <text:p text:style-name="P2">served</text:p>
            </text:list-item>
            <text:list-item>
              <text:p text:style-name="P2">payment required</text:p>
            </text:list-item>
          </text:list>
        </text:list-item>
        <text:list-item>
          <text:p text:style-name="P2">Click on an order to see more details</text:p>
        </text:list-item>
        <text:list-item>
          <text:p text:style-name="P2">Click on previous order button</text:p>
        </text:list-item>
      </text:list>
      <text:p text:style-name="P1"/>
      <text:p text:style-name="P1">Kitchen:</text:p>
      <text:list xml:id="list2234125583" text:style-name="L2">
        <text:list-item>
          <text:p text:style-name="P3">See current orders</text:p>
        </text:list-item>
        <text:list-item>
          <text:p text:style-name="P3">Confirm when an order is ready</text:p>
        </text:list-item>
        <text:list-item>
          <text:p text:style-name="P3">Confirm when an order has been picked up (by waiter) **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0:27:56.136000000</meta:creation-date>
    <dc:date>2022-02-07T10:36:01.350000000</dc:date>
    <meta:editing-duration>PT8M6S</meta:editing-duration>
    <meta:editing-cycles>1</meta:editing-cycles>
    <meta:document-statistic meta:table-count="0" meta:image-count="0" meta:object-count="0" meta:page-count="1" meta:paragraph-count="19" meta:word-count="86" meta:character-count="421" meta:non-whitespace-character-count="369"/>
    <meta:generator>LibreOffice/7.0.1.2$Windows_X86_64 LibreOffice_project/7cbcfc562f6eb6708b5ff7d7397325de9e764452</meta:generator>
  </office:meta>
</office:document-meta>
</file>